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( @ Nullable Object source , A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A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( boolean classToString , boolean annotationsTo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f( @ Nullable AnnotatedElement source , Class &lt; A &gt; annotationType , @ Nullable Map &lt; String , ?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fTrue( Set &lt; T &gt; result , T value , boolean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f( Class &lt; A &gt; annotationType , @ Nullable Map &lt; String , ?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In( Adapt ... adapt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@ Nullable ClassLoader classLoader , @ Nullable Object source , Class &lt; A &gt; annotationType , @ Nullable Map &lt; String , ?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